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535in" fo:margin-left="0.0326in" table:align="left"/>
    </style:style>
    <style:style style:name="Table1.A" style:family="table-column">
      <style:table-column-properties style:column-width="3.3076in"/>
    </style:style>
    <style:style style:name="Table1.B" style:family="table-column">
      <style:table-column-properties style:column-width="3.3458in"/>
    </style:style>
    <style:style style:name="Table1.1" style:family="table-row">
      <style:table-row-properties style:min-row-height="0.221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155b8" officeooo:paragraph-rsid="001155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1155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" fo:font-size="16pt" fo:font-style="italic" style:text-underline-style="none" fo:font-weight="bold" style:text-blinking="false" fo:background-color="transparent" style:font-size-asian="16pt" style:font-size-complex="16pt"/>
    </style:style>
    <style:style style:name="P4" style:family="paragraph" style:parent-style-name="Text_20_body">
      <style:text-properties officeooo:rsid="00152cb6" officeooo:paragraph-rsid="001155b8"/>
    </style:style>
    <style:style style:name="P5" style:family="paragraph" style:parent-style-name="Text_20_body">
      <style:text-properties officeooo:paragraph-rsid="001155b8"/>
    </style:style>
    <style:style style:name="T1" style:family="text">
      <style:text-properties officeooo:rsid="001155b8"/>
    </style:style>
    <style:style style:name="T2" style:family="text">
      <style:text-properties officeooo:rsid="00152c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3"><text:span text:style-name="T1">D</text:span>ues columnes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2">Julia</text:span> <text:span text:style-name="T2">Pons</text:span> <text:span text:style-name="T2">Salort</text:span>, amb domicili a l’av. Central, 5<text:span text:style-name="T2">9</text:span>, 7è 1a, de Maó, amb</text:p>
            <text:p text:style-name="P5">DNI núm. <text:span text:style-name="T2">234353</text:span>, telèfon <text:span text:style-name="T2">27 38 29</text:span></text:p>
            <text:p text:style-name="P5"><text:span text:style-name="Strong_20_Emphasis"/></text:p>
            <text:p text:style-name="P5"><text:span text:style-name="Strong_20_Emphasis"/></text:p>
            <text:p text:style-name="P5"><text:span text:style-name="Strong_20_Emphasis">EXPÒS:</text:span> <text:s/>som <text:span text:style-name="T2">una </text:span>llicenciada en <text:span text:style-name="T2">Drets</text:span> per la Universitat de Barcelona i treball des de fa <text:span text:style-name="T2">7</text:span> anys a al despatx d'assessoria financera Pujol i Associats.</text:p>
            <text:p text:style-name="P5">Que m’he assabentat, per l’Ordre de data <text:span text:style-name="T2">25 - 4 -25</text:span>, publicada en el BOIB núm. 45/202<text:span text:style-name="T2">5</text:span>, que s’ofereix una plaça administrativa en una empresa pública.</text:p>
            <text:p text:style-name="P5">Que complesc tots els requisits que s’hi demanen i aport la documentació corresponent.</text:p>
            <text:p text:style-name="P5">Per tot açò,</text:p>
            <text:p text:style-name="P5"><text:span text:style-name="Strong_20_Emphasis">SOL·LICIT:</text:span> Que sigui admesa aquesta sol·licitud per ocupar la plaça administrativa esmentada.</text:p>
            <text:p text:style-name="P5">Maó, <text:span text:style-name="T2">25</text:span> de <text:span text:style-name="T2">Abril</text:span> de 202<text:span text:style-name="T2">5</text:span></text:p>
            <text:p text:style-name="P4">[Signatura]</text:p>
            <text:p text:style-name="P5"><text:span text:style-name="T2">Julia</text:span> <text:span text:style-name="T2">Pons</text:span> <text:span text:style-name="T2">Salort</text:span></text:p>
            <text:p text:style-name="P5"><text:span text:style-name="Strong_20_Emphasis">DEPARTAMENT DE RECURSOS HUMANS</text:span></text:p>
            <text:p text:style-name="P5">Ajuntament de Maó</text:p>
            <text:p text:style-name="P1"/>
          </table:table-cell>
          <table:table-cell table:style-name="Table1.B1" office:value-type="string">
            <text:p text:style-name="P5"><text:span text:style-name="T2">Julia</text:span> <text:span text:style-name="T2">Pons</text:span> <text:span text:style-name="T2">Salort</text:span>, amb domicili a l’av. Central, 5<text:span text:style-name="T2">9</text:span>, 7è 1a, de Maó, amb</text:p>
            <text:p text:style-name="P5">DNI núm. <text:span text:style-name="T2">234353</text:span>, telèfon <text:span text:style-name="T2">27 38 29</text:span></text:p>
            <text:p text:style-name="P5"><text:span text:style-name="Strong_20_Emphasis"/></text:p>
            <text:p text:style-name="P5"><text:span text:style-name="Strong_20_Emphasis"/></text:p>
            <text:p text:style-name="P5"><text:span text:style-name="Strong_20_Emphasis">EXPÒS:</text:span> <text:s/>som <text:span text:style-name="T2">una </text:span>llicenciada en <text:span text:style-name="T2">Drets</text:span> per la Universitat de Barcelona i treball des de fa <text:span text:style-name="T2">7</text:span> anys a al despatx d'assessoria financera Pujol i Associats.</text:p>
            <text:p text:style-name="P5">Que m’he assabentat, per l’Ordre de data <text:span text:style-name="T2">25 - 4 -25</text:span>, publicada en el BOIB núm. 45/202<text:span text:style-name="T2">5</text:span>, que s’ofereix una plaça administrativa en una empresa pública.</text:p>
            <text:p text:style-name="P5">Que complesc tots els requisits que s’hi demanen i aport la documentació corresponent.</text:p>
            <text:p text:style-name="P5">Per tot açò,</text:p>
            <text:p text:style-name="P5"><text:span text:style-name="Strong_20_Emphasis">SOL·LICIT:</text:span> Que sigui admesa aquesta sol·licitud per ocupar la plaça administrativa esmentada.</text:p>
            <text:p text:style-name="P5">Maó, <text:span text:style-name="T2">25</text:span> de <text:span text:style-name="T2">Abril</text:span> de 202<text:span text:style-name="T2">5</text:span></text:p>
            <text:p text:style-name="P4">[Signatura]</text:p>
            <text:p text:style-name="P5"><text:span text:style-name="T2">Julia</text:span> <text:span text:style-name="T2">Pons</text:span> <text:span text:style-name="T2">Salort</text:span></text:p>
            <text:p text:style-name="P5"><text:span text:style-name="Strong_20_Emphasis">DEPARTAMENT DE RECURSOS HUMANS</text:span></text:p>
            <text:p text:style-name="P5">Ajuntament de Maó</text:p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11:44.182149543</meta:creation-date>
    <dc:date>2024-11-19T09:19:28.849827593</dc:date>
    <meta:editing-duration>PT7M45S</meta:editing-duration>
    <meta:editing-cycles>1</meta:editing-cycles>
    <meta:document-statistic meta:table-count="1" meta:image-count="0" meta:object-count="0" meta:page-count="1" meta:paragraph-count="25" meta:word-count="238" meta:character-count="1401" meta:non-whitespace-character-count="1186"/>
    <meta:generator>LibreOffice/24.2.6.2$Linux_X86_64 LibreOffice_project/420$Build-2</meta:generator>
  </office:meta>
</office:document-meta>
</file>